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heet1 (Макросы).xml" manifest:media-type="text/xml"/>
  <manifest:file-entry manifest:full-path="Basic/Standard/script-lb.xml" manifest:media-type="text/xml"/>
  <manifest:file-entry manifest:full-path="Basic/VBAProject/Module1.xml" manifest:media-type="text/xml"/>
  <manifest:file-entry manifest:full-path="Basic/VBAProject/Лист2.xml" manifest:media-type="text/xml"/>
  <manifest:file-entry manifest:full-path="Basic/VBAProject/Module2.xml" manifest:media-type="text/xml"/>
  <manifest:file-entry manifest:full-path="Basic/VBAProject/Лист3.xml" manifest:media-type="text/xml"/>
  <manifest:file-entry manifest:full-path="Basic/VBAProject/script-lb.xml" manifest:media-type="text/xml"/>
  <manifest:file-entry manifest:full-path="Basic/VBAProject/Module3.xml" manifest:media-type="text/xml"/>
  <manifest:file-entry manifest:full-path="Basic/VBAProject/Лист1.xml" manifest:media-type="text/xml"/>
  <manifest:file-entry manifest:full-path="Basic/VBAProject/ЭтаКнига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1.91cm"/>
    </style:style>
    <style:style style:name="co5" style:family="table-column">
      <style:table-column-properties fo:break-before="auto" style:column-width="3.937cm"/>
    </style:style>
    <style:style style:name="co6" style:family="table-column">
      <style:table-column-properties fo:break-before="auto" style:column-width="2.826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Макросы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8" style:family="table-cell" style:parent-style-name="Default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rotation-align="none"/>
      <style:text-properties fo:color="#ff99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0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fo:color="#ff99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717cm" fo:min-width="3.216cm" fo:padding-top="0.125cm" fo:padding-bottom="0.125cm" fo:padding-left="0.25cm" fo:padding-right="0.25cm" fo:wrap-option="wrap" style:overflow-behavior="clip" style:writing-mode="lr-tb" loext:decorative="false"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" style:family="graphic" style:parent-style-name="Default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91cm" fo:min-width="2.986cm" fo:padding-top="0.125cm" fo:padding-bottom="0.125cm" fo:padding-left="0.25cm" fo:padding-right="0.25cm" fo:wrap-option="wrap" style:overflow-behavior="clip" style:writing-mode="lr-tb" loext:decorative="false"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3" style:family="graphic" style:parent-style-name="Default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9cm" fo:min-width="2.986cm" fo:padding-top="0.125cm" fo:padding-bottom="0.125cm" fo:padding-left="0.25cm" fo:padding-right="0.25cm" fo:wrap-option="wrap" style:overflow-behavior="clip" style:writing-mode="lr-tb" loext:decorative="false"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4" style:family="graphic" style:parent-style-name="Default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9cm" fo:min-width="3.191cm" fo:padding-top="0.125cm" fo:padding-bottom="0.125cm" fo:padding-left="0.25cm" fo:padding-right="0.25cm" fo:wrap-option="wrap" style:overflow-behavior="clip" style:writing-mode="lr-tb" loext:decorative="false"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Макрос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6376" table:default-cell-style-name="Default"/>
        <table:table-row table:style-name="ro1">
          <table:table-cell table:number-columns-repeated="9"/>
          <table:table-cell table:style-name="ce13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table:number-columns-repeated="7"/>
          <table:table-cell table:style-name="ce13"/>
          <table:table-cell/>
          <table:table-cell table:style-name="ce4" office:value-type="string" calcext:value-type="string" table:number-columns-spanned="4" table:number-rows-spanned="1">
            <text:p>На оценку "хорошо"</text:p>
          </table:table-cell>
          <table:covered-table-cell table:number-columns-repeated="3" table:style-name="ce6"/>
          <table:table-cell table:number-columns-repeated="16369"/>
        </table:table-row>
        <table:table-row table:style-name="ro1">
          <table:table-cell table:number-columns-repeated="9"/>
          <table:table-cell table:style-name="ce13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!!</text:p>
          </table:table-cell>
          <table:table-cell table:number-columns-repeated="7"/>
          <table:table-cell table:style-name="ce13" table:number-columns-repeated="2"/>
          <table:table-cell table:number-columns-repeated="16373"/>
        </table:table-row>
        <table:table-row table:style-name="ro1">
          <table:table-cell table:number-columns-repeated="9"/>
          <table:table-cell table:style-name="ce13" table:number-columns-repeated="2"/>
          <table:table-cell table:number-columns-repeated="12"/>
          <table:table-cell table:style-name="ce18"/>
          <table:table-cell table:number-columns-repeated="16360"/>
        </table:table-row>
        <table:table-row table:style-name="ro1">
          <table:table-cell table:number-columns-repeated="9"/>
          <table:table-cell table:style-name="ce13"/>
          <table:table-cell table:style-name="ce13">
            <draw:custom-shape table:end-cell-address="Макросы.M8" table:end-x="1.704cm" table:end-y="0.528cm" draw:z-index="0" draw:name="Скругленный прямоугольник 1" draw:style-name="gr1" draw:text-style-name="P2" svg:width="3.82cm" svg:height="1.071cm" svg:x="1.705cm" svg:y="0.47cm">
              <office:event-listeners>
                <script:event-listener script:language="ooo:script" script:event-name="dom:click" xlink:href="vnd.sun.star.script:VBAProject.Module1.ВводЗаголовка?language=Basic&amp;location=document" xlink:type="simple"/>
              </office:event-listeners>
              <text:p text:style-name="P1"><text:span text:style-name="T1">Ввод заголовка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inimum="0" draw:handle-range-x-maximum="50000"/>
              </draw:enhanced-geometry>
            </draw:custom-shape>
          </table:table-cell>
          <table:table-cell table:number-columns-repeated="7"/>
          <table:table-cell table:style-name="ce18"/>
          <table:table-cell table:number-columns-repeated="4"/>
          <table:table-cell table:style-name="ce19"/>
          <table:table-cell table:number-columns-repeated="16360"/>
        </table:table-row>
        <table:table-row table:style-name="ro1">
          <table:table-cell table:number-columns-repeated="9"/>
          <table:table-cell table:style-name="ce13" table:number-columns-repeated="2"/>
          <table:table-cell table:number-columns-repeated="3"/>
          <table:table-cell table:style-name="ce26" office:value-type="string" calcext:value-type="string" table:number-columns-spanned="1" table:number-rows-spanned="2">
            <text:p>b2</text:p>
          </table:table-cell>
          <table:table-cell table:number-columns-repeated="3"/>
          <table:table-cell table:style-name="ce19"/>
          <table:table-cell table:number-columns-repeated="4"/>
          <table:table-cell table:style-name="ce20"/>
          <table:table-cell table:number-columns-repeated="16360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5"/>
          <table:table-cell office:value-type="string" calcext:value-type="string">
            <text:p>!</text:p>
          </table:table-cell>
          <table:table-cell table:number-columns-repeated="2"/>
          <table:table-cell table:style-name="ce13" table:number-columns-repeated="2"/>
          <table:table-cell table:number-columns-repeated="3"/>
          <table:covered-table-cell table:style-name="ce27"/>
          <table:table-cell table:number-columns-repeated="3"/>
          <table:table-cell table:style-name="ce20"/>
          <table:table-cell table:number-columns-repeated="16365"/>
        </table:table-row>
        <table:table-row table:style-name="ro1">
          <table:table-cell table:number-columns-repeated="9"/>
          <table:table-cell table:style-name="ce13" table:number-columns-repeated="2"/>
          <table:table-cell table:number-columns-repeated="16373"/>
        </table:table-row>
        <table:table-row table:style-name="ro1">
          <table:table-cell table:number-columns-repeated="9"/>
          <table:table-cell table:style-name="ce13" table:number-columns-repeated="2"/>
          <table:table-cell>
            <draw:custom-shape table:end-cell-address="Макросы.M12" table:end-x="1.687cm" table:end-y="0.069cm" draw:z-index="1" draw:name="Скругленный прямоугольник 2" draw:style-name="gr2" draw:text-style-name="P2" svg:width="3.586cm" svg:height="1.041cm" svg:x="0.012cm" svg:y="0.041cm">
              <office:event-listeners>
                <script:event-listener script:language="ooo:script" script:event-name="dom:click" xlink:href="vnd.sun.star.script:VBAProject.Module2.ГраницыТаблицы?language=Basic&amp;location=document" xlink:type="simple"/>
              </office:event-listeners>
              <text:p text:style-name="P1"><text:span text:style-name="T1">Границы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inimum="0" draw:handle-range-x-maximum="50000"/>
              </draw:enhanced-geometry>
            </draw:custom-shape>
          </table:table-cell>
          <table:table-cell table:number-columns-repeated="2"/>
          <table:table-cell table:style-name="ce26" office:value-type="string" calcext:value-type="string" table:number-columns-spanned="1" table:number-rows-spanned="2">
            <text:p>b4</text:p>
          </table:table-cell>
          <table:table-cell table:number-columns-repeated="10"/>
          <table:table-cell table:style-name="ce18"/>
          <table:table-cell table:number-columns-repeated="16358"/>
        </table:table-row>
        <table:table-row table:style-name="ro1">
          <table:table-cell table:number-columns-repeated="9"/>
          <table:table-cell table:style-name="ce13" table:number-columns-repeated="2"/>
          <table:table-cell table:number-columns-repeated="2"/>
          <table:table-cell table:style-name="ce22"/>
          <table:covered-table-cell table:style-name="ce27"/>
          <table:table-cell table:style-name="ce22" table:number-columns-repeated="3"/>
          <table:table-cell table:number-columns-repeated="7"/>
          <table:table-cell table:style-name="ce19"/>
          <table:table-cell table:number-columns-repeated="16358"/>
        </table:table-row>
        <table:table-row table:style-name="ro1">
          <table:table-cell table:number-columns-repeated="9"/>
          <table:table-cell table:style-name="ce13" table:number-columns-repeated="2"/>
          <table:table-cell>
            <draw:custom-shape table:end-cell-address="Макросы.M14" table:end-x="1.699cm" table:end-y="0.522cm" draw:z-index="2" draw:name="Скругленный прямоугольник 3" draw:style-name="gr3" draw:text-style-name="P2" svg:width="3.586cm" svg:height="1.04cm" svg:x="0.024cm" svg:y="0.494cm">
              <office:event-listeners>
                <script:event-listener script:language="ooo:script" script:event-name="dom:click" xlink:href="vnd.sun.star.script:VBAProject.Module2.Зап?language=Basic&amp;location=document" xlink:type="simple"/>
              </office:event-listeners>
              <text:p text:style-name="P1"><text:span text:style-name="T1">Заполнение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inimum="0" draw:handle-range-x-maximum="50000"/>
              </draw:enhanced-geometry>
            </draw:custom-shape>
          </table:table-cell>
          <table:table-cell table:number-columns-repeated="10"/>
          <table:table-cell table:style-name="ce18"/>
          <table:table-cell table:number-columns-repeated="2"/>
          <table:table-cell table:style-name="ce20"/>
          <table:table-cell table:number-columns-repeated="16358"/>
        </table:table-row>
        <table:table-row table:style-name="ro1">
          <table:table-cell table:number-columns-repeated="9"/>
          <table:table-cell table:style-name="ce17" table:number-columns-repeated="2"/>
          <table:table-cell table:number-columns-repeated="3"/>
          <table:table-cell table:style-name="ce26" office:value-type="string" calcext:value-type="string" table:number-columns-spanned="1" table:number-rows-spanned="2">
            <text:p>b4</text:p>
          </table:table-cell>
          <table:table-cell table:number-columns-repeated="5"/>
          <table:table-cell table:style-name="ce18"/>
          <table:table-cell/>
          <table:table-cell table:style-name="ce19"/>
          <table:table-cell table:style-name="ce22" table:number-columns-repeated="5"/>
          <table:table-cell table:number-columns-repeated="16356"/>
        </table:table-row>
        <table:table-row table:style-name="ro1">
          <table:table-cell table:number-columns-repeated="9"/>
          <table:table-cell table:style-name="ce13" table:number-columns-repeated="2"/>
          <table:table-cell table:number-columns-repeated="3"/>
          <table:covered-table-cell table:style-name="ce27"/>
          <table:table-cell table:number-columns-repeated="5"/>
          <table:table-cell table:style-name="ce18"/>
          <table:table-cell/>
          <table:table-cell table:style-name="ce20"/>
          <table:table-cell table:number-columns-repeated="16361"/>
        </table:table-row>
        <table:table-row table:style-name="ro1">
          <table:table-cell table:number-columns-repeated="9"/>
          <table:table-cell table:style-name="ce13" table:number-columns-repeated="2"/>
          <table:table-cell table:number-columns-repeated="9"/>
          <table:table-cell table:style-name="ce19"/>
          <table:table-cell table:number-columns-repeated="16363"/>
        </table:table-row>
        <table:table-row table:style-name="ro1">
          <table:table-cell table:number-columns-repeated="9"/>
          <table:table-cell table:style-name="ce13" table:number-columns-repeated="2"/>
          <table:table-cell>
            <draw:custom-shape table:end-cell-address="Макросы.M18" table:end-x="1.681cm" table:end-y="0.034cm" draw:z-index="3" draw:name="Скругленный прямоугольник 4" draw:style-name="gr3" draw:text-style-name="P2" svg:width="3.586cm" svg:height="1.04cm" svg:x="0.006cm" svg:y="0.006cm">
              <office:event-listeners>
                <script:event-listener script:language="ooo:script" script:event-name="dom:click" xlink:href="vnd.sun.star.script:VBAProject.Module2.Данные?language=Basic&amp;location=document" xlink:type="simple"/>
              </office:event-listeners>
              <text:p text:style-name="P1"><text:span text:style-name="T1">Данные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inimum="0" draw:handle-range-x-maximum="50000"/>
              </draw:enhanced-geometry>
            </draw:custom-shape>
          </table:table-cell>
          <table:table-cell/>
          <table:table-cell table:style-name="ce13"/>
          <table:table-cell table:style-name="ce26" office:value-type="string" calcext:value-type="string" table:number-columns-spanned="1" table:number-rows-spanned="2">
            <text:p>a8</text:p>
          </table:table-cell>
          <table:table-cell table:style-name="ce13" table:number-columns-repeated="5"/>
          <table:table-cell table:style-name="ce25"/>
          <table:table-cell table:style-name="ce13" table:number-columns-repeated="3"/>
          <table:table-cell table:number-columns-repeated="16360"/>
        </table:table-row>
        <table:table-row table:style-name="ro1">
          <table:table-cell table:style-name="ce13" table:number-columns-repeated="11"/>
          <table:table-cell table:number-columns-repeated="2"/>
          <table:table-cell table:style-name="ce13"/>
          <table:covered-table-cell table:style-name="ce27"/>
          <table:table-cell table:style-name="ce13" table:number-columns-repeated="9"/>
          <table:table-cell table:number-columns-repeated="16360"/>
        </table:table-row>
        <table:table-row table:style-name="ro1">
          <table:table-cell table:style-name="ce13" table:number-columns-repeated="10"/>
          <table:table-cell table:style-name="ce13">
            <draw:custom-shape table:end-cell-address="Макросы.M20" table:end-x="1.663cm" table:end-y="0.516cm" draw:z-index="4" draw:name="Скругленный прямоугольник 5" draw:style-name="gr4" draw:text-style-name="P2" svg:width="3.791cm" svg:height="1.04cm" svg:x="1.693cm" svg:y="0.488cm">
              <office:event-listeners>
                <script:event-listener script:language="ooo:script" script:event-name="dom:click" xlink:href="vnd.sun.star.script:VBAProject.Module2.Расчеты?language=Basic&amp;location=document" xlink:type="simple"/>
              </office:event-listeners>
              <text:p text:style-name="P1"><text:span text:style-name="T1">Расчет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inimum="0" draw:handle-range-x-maximum="50000"/>
              </draw:enhanced-geometry>
            </draw:custom-shape>
          </table:table-cell>
          <table:table-cell table:number-columns-repeated="2"/>
          <table:table-cell table:style-name="ce13" table:number-columns-repeated="11"/>
          <table:table-cell table:number-columns-repeated="16360"/>
        </table:table-row>
        <table:table-row table:style-name="ro1">
          <table:table-cell table:style-name="ce13" table:number-columns-repeated="10"/>
          <table:table-cell table:number-columns-repeated="3"/>
          <table:table-cell table:style-name="ce13"/>
          <table:table-cell table:style-name="ce26" office:value-type="string" calcext:value-type="string" table:number-columns-spanned="1" table:number-rows-spanned="2">
            <text:p>g8</text:p>
          </table:table-cell>
          <table:table-cell table:style-name="ce13" table:number-columns-repeated="2"/>
          <table:table-cell table:style-name="ce23"/>
          <table:table-cell table:style-name="ce13" table:number-columns-repeated="6"/>
          <table:table-cell table:number-columns-repeated="16360"/>
        </table:table-row>
        <table:table-row table:style-name="ro1">
          <table:table-cell table:number-columns-repeated="12"/>
          <table:table-cell table:style-name="ce21"/>
          <table:table-cell table:style-name="ce13"/>
          <table:covered-table-cell table:style-name="ce27"/>
          <table:table-cell table:style-name="ce13" table:number-columns-repeated="2"/>
          <table:table-cell table:style-name="ce24"/>
          <table:table-cell table:style-name="ce13" table:number-columns-repeated="6"/>
          <table:table-cell table:number-columns-repeated="16360"/>
        </table:table-row>
        <table:table-row table:style-name="ro1">
          <table:table-cell table:number-columns-repeated="12"/>
          <table:table-cell table:style-name="ce21"/>
          <table:table-cell table:style-name="ce13" table:number-columns-repeated="4"/>
          <table:table-cell table:style-name="ce25"/>
          <table:table-cell table:style-name="ce13" table:number-columns-repeated="6"/>
          <table:table-cell table:number-columns-repeated="16360"/>
        </table:table-row>
        <table:table-row table:style-name="ro1">
          <table:table-cell table:number-columns-repeated="7"/>
          <table:table-cell table:style-name="ce13" table:number-columns-repeated="17"/>
          <table:table-cell table:number-columns-repeated="16360"/>
        </table:table-row>
        <table:table-row table:style-name="ro1" table:number-rows-repeated="2">
          <table:table-cell table:number-columns-repeated="7"/>
          <table:table-cell table:style-name="ce13" table:number-columns-repeated="27"/>
          <table:table-cell table:number-columns-repeated="16350"/>
        </table:table-row>
        <table:table-row table:style-name="ro1">
          <table:table-cell table:number-columns-repeated="7"/>
          <table:table-cell table:style-name="ce13" table:number-columns-repeated="7"/>
          <table:table-cell table:style-name="ce17" table:number-columns-repeated="5"/>
          <table:table-cell table:style-name="ce13" table:number-columns-repeated="2"/>
          <table:table-cell table:style-name="ce23"/>
          <table:table-cell table:style-name="ce13" table:number-columns-repeated="12"/>
          <table:table-cell table:number-columns-repeated="16350"/>
        </table:table-row>
        <table:table-row table:style-name="ro1">
          <table:table-cell table:number-columns-repeated="7"/>
          <table:table-cell table:style-name="ce13" table:number-columns-repeated="14"/>
          <table:table-cell table:style-name="ce24"/>
          <table:table-cell table:style-name="ce13" table:number-columns-repeated="12"/>
          <table:table-cell table:number-columns-repeated="16350"/>
        </table:table-row>
        <table:table-row table:style-name="ro1">
          <table:table-cell table:number-columns-repeated="7"/>
          <table:table-cell table:style-name="ce13"/>
          <table:table-cell table:style-name="ce16"/>
          <table:table-cell table:style-name="ce13" table:number-columns-repeated="12"/>
          <table:table-cell table:style-name="ce25"/>
          <table:table-cell table:style-name="ce13" table:number-columns-repeated="2"/>
          <table:table-cell table:style-name="ce16"/>
          <table:table-cell table:style-name="ce13"/>
          <table:table-cell table:style-name="ce23"/>
          <table:table-cell table:style-name="ce13" table:number-columns-repeated="7"/>
          <table:table-cell table:number-columns-repeated="16350"/>
        </table:table-row>
        <table:table-row table:style-name="ro1">
          <table:table-cell table:number-columns-repeated="7"/>
          <table:table-cell table:style-name="ce13"/>
          <table:table-cell table:style-name="ce16"/>
          <table:table-cell table:style-name="ce13" table:number-columns-repeated="15"/>
          <table:table-cell table:style-name="ce16"/>
          <table:table-cell table:style-name="ce13"/>
          <table:table-cell table:style-name="ce24"/>
          <table:table-cell table:style-name="ce13" table:number-columns-repeated="7"/>
          <table:table-cell table:number-columns-repeated="16350"/>
        </table:table-row>
        <table:table-row table:style-name="ro1">
          <table:table-cell table:number-columns-repeated="7"/>
          <table:table-cell table:style-name="ce13" table:number-columns-repeated="6"/>
          <table:table-cell table:style-name="ce23"/>
          <table:table-cell table:style-name="ce13" table:number-columns-repeated="12"/>
          <table:table-cell table:style-name="ce25"/>
          <table:table-cell table:style-name="ce13" table:number-columns-repeated="7"/>
          <table:table-cell table:number-columns-repeated="16350"/>
        </table:table-row>
        <table:table-row table:style-name="ro1">
          <table:table-cell table:number-columns-repeated="7"/>
          <table:table-cell table:style-name="ce13" table:number-columns-repeated="6"/>
          <table:table-cell table:style-name="ce24"/>
          <table:table-cell table:style-name="ce13" table:number-columns-repeated="20"/>
          <table:table-cell table:number-columns-repeated="16350"/>
        </table:table-row>
        <table:table-row table:style-name="ro1">
          <table:table-cell table:number-columns-repeated="7"/>
          <table:table-cell table:style-name="ce13" table:number-columns-repeated="6"/>
          <table:table-cell table:style-name="ce25"/>
          <table:table-cell table:style-name="ce13" table:number-columns-repeated="7"/>
          <table:table-cell/>
          <table:table-cell table:style-name="ce13" table:number-columns-repeated="12"/>
          <table:table-cell table:number-columns-repeated="16350"/>
        </table:table-row>
        <table:table-row table:style-name="ro1">
          <table:table-cell table:number-columns-repeated="7"/>
          <table:table-cell table:style-name="ce13" table:number-columns-repeated="12"/>
          <table:table-cell table:style-name="ce23"/>
          <table:table-cell table:style-name="ce13"/>
          <table:table-cell/>
          <table:table-cell table:style-name="ce13" table:number-columns-repeated="12"/>
          <table:table-cell table:number-columns-repeated="16350"/>
        </table:table-row>
        <table:table-row table:style-name="ro1">
          <table:table-cell table:number-columns-repeated="7"/>
          <table:table-cell table:style-name="ce13" table:number-columns-repeated="10"/>
          <table:table-cell table:style-name="ce23"/>
          <table:table-cell table:style-name="ce13"/>
          <table:table-cell table:style-name="ce24"/>
          <table:table-cell table:style-name="ce13"/>
          <table:table-cell/>
          <table:table-cell table:style-name="ce13"/>
          <table:table-cell table:style-name="ce23"/>
          <table:table-cell table:style-name="ce13" table:number-columns-repeated="10"/>
          <table:table-cell table:number-columns-repeated="16350"/>
        </table:table-row>
        <table:table-row table:style-name="ro1">
          <table:table-cell table:number-columns-repeated="7"/>
          <table:table-cell table:style-name="ce13" table:number-columns-repeated="10"/>
          <table:table-cell table:style-name="ce24"/>
          <table:table-cell table:style-name="ce13"/>
          <table:table-cell table:style-name="ce25"/>
          <table:table-cell table:style-name="ce13"/>
          <table:table-cell/>
          <table:table-cell table:style-name="ce13"/>
          <table:table-cell table:style-name="ce24"/>
          <table:table-cell table:style-name="ce13" table:number-columns-repeated="3"/>
          <table:table-cell table:style-name="ce23"/>
          <table:table-cell table:style-name="ce13" table:number-columns-repeated="6"/>
          <table:table-cell table:number-columns-repeated="16350"/>
        </table:table-row>
        <table:table-row table:style-name="ro1">
          <table:table-cell table:number-columns-repeated="7"/>
          <table:table-cell table:style-name="ce13" table:number-columns-repeated="9"/>
          <table:table-cell table:style-name="ce23"/>
          <table:table-cell table:style-name="ce25"/>
          <table:table-cell table:style-name="ce13" table:number-columns-repeated="3"/>
          <table:table-cell/>
          <table:table-cell table:style-name="ce13"/>
          <table:table-cell table:style-name="ce25"/>
          <table:table-cell table:style-name="ce13" table:number-columns-repeated="3"/>
          <table:table-cell table:style-name="ce24"/>
          <table:table-cell table:style-name="ce13" table:number-columns-repeated="6"/>
          <table:table-cell table:number-columns-repeated="16350"/>
        </table:table-row>
        <table:table-row table:style-name="ro1">
          <table:table-cell table:number-columns-repeated="7"/>
          <table:table-cell table:style-name="ce13" table:number-columns-repeated="9"/>
          <table:table-cell table:style-name="ce23"/>
          <table:table-cell table:style-name="ce13" table:number-columns-repeated="4"/>
          <table:table-cell/>
          <table:table-cell table:style-name="ce13" table:number-columns-repeated="5"/>
          <table:table-cell table:style-name="ce25"/>
          <table:table-cell table:style-name="ce13" table:number-columns-repeated="6"/>
          <table:table-cell table:number-columns-repeated="16350"/>
        </table:table-row>
        <table:table-row table:style-name="ro1">
          <table:table-cell table:number-columns-repeated="16"/>
          <table:table-cell table:style-name="ce18"/>
          <table:table-cell table:number-columns-repeated="5"/>
          <table:table-cell table:style-name="ce13" table:number-columns-repeated="12"/>
          <table:table-cell table:number-columns-repeated="16350"/>
        </table:table-row>
        <table:table-row table:style-name="ro1" table:number-rows-repeated="2">
          <table:table-cell table:number-columns-repeated="16"/>
          <table:table-cell table:style-name="ce18"/>
          <table:table-cell table:number-columns-repeated="5"/>
          <table:table-cell table:style-name="ce13" table:number-columns-repeated="12"/>
          <table:table-cell table:style-name="ce21"/>
          <table:table-cell table:number-columns-repeated="16349"/>
        </table:table-row>
        <table:table-row table:style-name="ro1">
          <table:table-cell table:number-columns-repeated="16"/>
          <table:table-cell table:style-name="ce18"/>
          <table:table-cell table:number-columns-repeated="5"/>
          <table:table-cell table:style-name="ce13" table:number-columns-repeated="12"/>
          <table:table-cell table:number-columns-repeated="16350"/>
        </table:table-row>
        <table:table-row table:style-name="ro1">
          <table:table-cell table:number-columns-repeated="16"/>
          <table:table-cell table:style-name="ce18"/>
          <table:table-cell table:number-columns-repeated="16367"/>
        </table:table-row>
        <table:table-row table:style-name="ro1">
          <table:table-cell table:number-columns-repeated="16"/>
          <table:table-cell table:style-name="ce19"/>
          <table:table-cell table:number-columns-repeated="16367"/>
        </table:table-row>
        <table:table-row table:style-name="ro1">
          <table:table-cell table:number-columns-repeated="16"/>
          <table:table-cell table:style-name="ce20"/>
          <table:table-cell table:number-columns-repeated="16367"/>
        </table:table-row>
        <table:table-row table:style-name="ro1" table:number-rows-repeated="9">
          <table:table-cell table:number-columns-repeated="16384"/>
        </table:table-row>
        <table:table-row table:style-name="ro1" table:number-rows-repeated="2">
          <table:table-cell table:number-columns-repeated="22"/>
          <table:table-cell table:style-name="ce18"/>
          <table:table-cell table:number-columns-repeated="16361"/>
        </table:table-row>
        <table:table-row table:style-name="ro1">
          <table:table-cell table:number-columns-repeated="8"/>
          <table:table-cell table:style-name="ce18"/>
          <table:table-cell table:number-columns-repeated="13"/>
          <table:table-cell table:style-name="ce19"/>
          <table:table-cell table:number-columns-repeated="16361"/>
        </table:table-row>
        <table:table-row table:style-name="ro1">
          <table:table-cell table:number-columns-repeated="8"/>
          <table:table-cell table:style-name="ce19"/>
          <table:table-cell table:number-columns-repeated="13"/>
          <table:table-cell table:style-name="ce20"/>
          <table:table-cell table:number-columns-repeated="16361"/>
        </table:table-row>
        <table:table-row table:style-name="ro1">
          <table:table-cell table:number-columns-repeated="8"/>
          <table:table-cell table:style-name="ce20"/>
          <table:table-cell table:number-columns-repeated="5"/>
          <table:table-cell table:style-name="ce18"/>
          <table:table-cell table:number-columns-repeated="16369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table:number-columns-repeated="14"/>
          <table:table-cell table:style-name="ce20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8"/>
          <table:table-cell table:number-columns-repeated="16377"/>
        </table:table-row>
        <table:table-row table:style-name="ro1">
          <table:table-cell table:number-columns-repeated="6"/>
          <table:table-cell table:style-name="ce19"/>
          <table:table-cell table:number-columns-repeated="16377"/>
        </table:table-row>
        <table:table-row table:style-name="ro1">
          <table:table-cell table:number-columns-repeated="6"/>
          <table:table-cell table:style-name="ce20"/>
          <table:table-cell table:number-columns-repeated="16377"/>
        </table:table-row>
        <table:table-row table:style-name="ro2" table:number-rows-repeated="104851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number-style style:name="N154">
      <number:number number:decimal-places="0" number:min-decimal-places="0" number:min-integer-digits="2">
        <number:embedded-text number:position="1">.</number:embedded-text>
      </number:number>
    </number:number-style>
    <number:number-style style:name="N155">
      <number:number number:decimal-places="0" number:min-decimal-places="0" number:min-integer-digits="2">
        <number:embedded-text number:position="1">.</number:embedded-text>
      </number:number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.00.0000</text:date>, <text:time style:data-style-name="N2" text:time-value="04:05:18.429903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Окраска" style:display-name="PageStyle_Окраск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акросы" style:display-name="PageStyle_Макрос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асчеты" style:display-name="PageStyle_Расче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есяцы" style:display-name="PageStyle_Месяцы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на Полухина</meta:initial-creator>
    <meta:creation-date>2023-12-07T12:10:44</meta:creation-date>
    <dc:date>2023-12-18T04:17:44.368090360</dc:date>
    <meta:generator>LibreOffice/7.6.3.2$Linux_X86_64 LibreOffice_project/60$Build-2</meta:generator>
    <meta:editing-duration>PT14M34S</meta:editing-duration>
    <meta:editing-cycles>6</meta:editing-cycles>
    <meta:document-statistic meta:table-count="1" meta:cell-count="10" meta:object-count="5"/>
    <meta:user-defined meta:name="AppVersion">14.0300</meta:user-defined>
  </office:meta>
</office:document-meta>
</file>

<file path=Basic/Standard/Sheet1 (Макросы).xml><?xml version="1.0" encoding="utf-8"?>
<!DOCTYPE module  PUBLIC '-//OpenOffice.org//DTD OfficeDocument 1.0//EN'  'module.dtd'>
<script:module xmlns:script="http://openoffice.org/2000/script" script:name="Sheet1 (Макросы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1 (Макросы)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ЗимниеМесяцы()
'
' ЗимниеМесяцы Макрос
' Вписывает в ячейки зимние месяцы
'
' Сочетание клавиш: Ctrl+М
'
    ActiveCell.FormulaR1C1 = "Декабрь"
    ActiveCell.Offset(0, 1).Range("A1").Select
    ActiveCell.FormulaR1C1 = "Январь"
    ActiveCell.Offset(0, 1).Range("A1").Select
    ActiveCell.FormulaR1C1 = "Февраль"
    ActiveCell.Offset(0, -2).Range("A1").Select
    With Selection.Interior
        .Pattern = xlSolid
        .PatternColorIndex = xlAutomatic
        .ThemeColor = xlThemeColorAccent4
        .TintAndShade = 0.799981688894314
        .PatternTintAndShade = 0
    End With
    ActiveCell.Offset(0, 1).Range("A1").Select
    With Selection.Interior
        .Pattern = xlSolid
        .PatternColorIndex = xlAutomatic
        .ThemeColor = xlThemeColorAccent5
        .TintAndShade = 0.599993896298105
        .PatternTintAndShade = 0
    End With
    ActiveCell.Offset(0, 1).Range("A1").Select
    With Selection.Interior
        .Pattern = xlSolid
        .PatternColorIndex = xlAutomatic
        .Color = 16764159
        .TintAndShade = 0
        .PatternTintAndShade = 0
    End With
    ActiveCell.Offset(11, -1).Range("A1").Select
End Sub
Sub СрПервыйКвартал()
'
' СрПервыйКвартал Макрос
'
' Сочетание клавиш: Ctrl+Й
'
    ActiveCell.FormulaR1C1 = "=AVERAGE(RC[-6]:RC[-4])"
    ActiveCell.Select
    Selection.AutoFill Destination:=ActiveCell.Range("A1:A6"), Type:= _
        xlFillDefault
    ActiveCell.Range("A1:A6").Select
    ActiveCell.FormulaR1C1 = "=AVERAGE(RC[-6]:RC[-4])"
    ActiveCell.Offset(1, 0).Range("A1").Activate
    ActiveCell.FormulaR1C1 = "=AVERAGE(RC[-6]:RC[-4])"
    ActiveCell.Offset(1, 0).Range("A1").Activate
    ActiveCell.FormulaR1C1 = "=AVERAGE(RC[-6]:RC[-4])"
    ActiveCell.Offset(1, 0).Range("A1").Activate
    ActiveCell.FormulaR1C1 = "=AVERAGE(RC[-6]:RC[-4])"
    ActiveCell.Offset(1, 0).Range("A1").Activate
    ActiveCell.FormulaR1C1 = "=AVERAGE(RC[-6]:RC[-4])"
    ActiveCell.Offset(1, 0).Range("A1").Activate
    ActiveCell.FormulaR1C1 = "=AVERAGE(RC[-6]:RC[-4])"
    ActiveCell.Offset(-5, 0).Range("A1").Activate
    Selection.NumberFormat = "0.0000000"
    Selection.NumberFormat = "0.000000"
    Selection.NumberFormat = "0.00000"
    Selection.NumberFormat = "0.0000"
    Selection.NumberFormat = "0.000"
    Selection.NumberFormat = "0.00"
    Selection.NumberFormat = "0.0"
    Selection.NumberFormat = "0"
    Selection.NumberFormat = "0.0"
    Selection.NumberFormat = "0"
    ActiveCell.Offset(2, 3).Range("A1").Select
End Sub
Sub СрВторойКвартал()
'
' СрВторойКвартал Макрос
'
' Сочетание клавиш: Ctrl+В
'
    ActiveCell.FormulaR1C1 = "=AVERAGE(RC[-4]:RC[-2])"
    ActiveCell.Select
    Selection.AutoFill Destination:=ActiveCell.Range("A1:A6"), Type:= _
        xlFillDefault
    ActiveCell.Range("A1:A6").Select
End Sub
Sub ВводЗаголовка()
'
' ВводЗаголовка Макрос
'
' Сочетание клавиш: Ctrl+Й
'
    ActiveCell.FormulaR1C1 = "Начисление заработной платы сотрудникам"
    ActiveCell.Range("A1:E1").Select
    Selection.Font.Bold = True
    With Selection
        .HorizontalAlignment = xlCenter
        .VerticalAlignment = xlBottom
        .WrapText = False
        .Orientation = 0
        .AddIndent = False
        .IndentLevel = 0
        .ShrinkToFit = False
        .ReadingOrder = xlContext
        .MergeCells = False
    End With
    Selection.Merge
    With Selection
        .HorizontalAlignment = xlLeft
        .VerticalAlignment = xlBottom
        .WrapText = False
        .Orientation = 0
        .AddIndent = False
        .IndentLevel = 0
        .ShrinkToFit = False
        .ReadingOrder = xlContext
        .MergeCells = True
    End With
    ActiveCell.Offset(2, 6).Range("A1").Select
    Application.WindowState = xlMinimized
    Application.WindowState = xlNormal
End Sub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Sub ГраницыТаблицы()
'
' ГраницыТаблицы Макрос
'
' Сочетание клавиш: Ctrl+Г
'
    ActiveCell.Range("A1:B2").Select
    Selection.Borders(xlDiagonalDown).LineStyle = xlNone
    Selection.Borders(xlDiagonalUp).LineStyle = xlNone
    With Selection.Borders(xlEdgeLeft)
        .LineStyle = xlContinuous
        .ColorIndex = 0
        .TintAndShade = 0
        .Weight = xlThin
    End With
    With Selection.Borders(xlEdgeTop)
        .LineStyle = xlContinuous
        .ColorIndex = 0
        .TintAndShade = 0
        .Weight = xlThin
    End With
    With Selection.Borders(xlEdgeBottom)
        .LineStyle = xlContinuous
        .ColorIndex = 0
        .TintAndShade = 0
        .Weight = xlThin
    End With
    With Selection.Borders(xlEdgeRight)
        .LineStyle = xlContinuous
        .ColorIndex = 0
        .TintAndShade = 0
        .Weight = xlThin
    End With
    With Selection.Borders(xlInsideVertical)
        .LineStyle = xlContinuous
        .ColorIndex = 0
        .TintAndShade = 0
        .Weight = xlThin
    End With
    With Selection.Borders(xlInsideHorizontal)
        .LineStyle = xlContinuous
        .ColorIndex = 0
        .TintAndShade = 0
        .Weight = xlThin
    End With
    ActiveCell.Offset(3, -1).Range("A1:I7").Select
    Selection.Borders(xlDiagonalDown).LineStyle = xlNone
    Selection.Borders(xlDiagonalUp).LineStyle = xlNone
    With Selection.Borders(xlEdgeLeft)
        .LineStyle = xlContinuous
        .ColorIndex = 0
        .TintAndShade = 0
        .Weight = xlThin
    End With
    With Selection.Borders(xlEdgeTop)
        .LineStyle = xlContinuous
        .ColorIndex = 0
        .TintAndShade = 0
        .Weight = xlThin
    End With
    With Selection.Borders(xlEdgeBottom)
        .LineStyle = xlContinuous
        .ColorIndex = 0
        .TintAndShade = 0
        .Weight = xlThin
    End With
    With Selection.Borders(xlEdgeRight)
        .LineStyle = xlContinuous
        .ColorIndex = 0
        .TintAndShade = 0
        .Weight = xlThin
    End With
    With Selection.Borders(xlInsideVertical)
        .LineStyle = xlContinuous
        .ColorIndex = 0
        .TintAndShade = 0
        .Weight = xlThin
    End With
    With Selection.Borders(xlInsideHorizontal)
        .LineStyle = xlContinuous
        .ColorIndex = 0
        .TintAndShade = 0
        .Weight = xlThin
    End With
    ActiveCell.Offset(8, 8).Range("A1").Select
    Selection.Borders(xlDiagonalDown).LineStyle = xlNone
    Selection.Borders(xlDiagonalUp).LineStyle = xlNone
    With Selection.Borders(xlEdgeLeft)
        .LineStyle = xlContinuous
        .ColorIndex = 0
        .TintAndShade = 0
        .Weight = xlThin
    End With
    With Selection.Borders(xlEdgeTop)
        .LineStyle = xlContinuous
        .ColorIndex = 0
        .TintAndShade = 0
        .Weight = xlThin
    End With
    With Selection.Borders(xlEdgeBottom)
        .LineStyle = xlContinuous
        .ColorIndex = 0
        .TintAndShade = 0
        .Weight = xlThin
    End With
    With Selection.Borders(xlEdgeRight)
        .LineStyle = xlContinuous
        .ColorIndex = 0
        .TintAndShade = 0
        .Weight = xlThin
    End With
    With Selection.Borders(xlInsideVertical)
        .LineStyle = xlContinuous
        .ColorIndex = 0
        .TintAndShade = 0
        .Weight = xlThin
    End With
    With Selection.Borders(xlInsideHorizontal)
        .LineStyle = xlContinuous
        .ColorIndex = 0
        .TintAndShade = 0
        .Weight = xlThin
    End With
    ActiveCell.Offset(0, 2).Range("A1").Select
End Sub
Sub Зап()
'
' Зап Макрос
'
' Сочетание клавиш: Ctrl+З
'
    ActiveCell.FormulaR1C1 = "Подоходный налог"
    ActiveCell.Offset(1, 0).Range("A1").Select
    ActiveCell.FormulaR1C1 = "Проф взнос"
    ActiveCell.Offset(0, 1).Range("A1").Select
    ActiveCell.FormulaR1C1 = "1%"
    ActiveCell.Offset(-1, 0).Range("A1").Select
    ActiveCell.FormulaR1C1 = "13%"
    ActiveCell.Offset(3, -2).Range("A1").Select
    ActiveCell.FormulaR1C1 = "№"
    ActiveCell.Offset(0, 1).Range("A1").Select
    ActiveCell.FormulaR1C1 = "ФИО"
    ActiveCell.Offset(0, 1).Range("A1").Select
    ActiveCell.FormulaR1C1 = "Член профсоюза"
    ActiveCell.Offset(0, 1).Range("A1").Select
    ActiveCell.FormulaR1C1 = "Разряд"
    ActiveCell.Offset(0, 1).Range("A1").Select
    ActiveCell.FormulaR1C1 = "Оклад"
    ActiveCell.Offset(0, 1).Range("A1").Select
    ActiveCell.FormulaR1C1 = "Премия"
    ActiveCell.Offset(0, 1).Range("A1").Select
    Application.WindowState = xlMinimized
    Application.WindowState = xlNormal
    ActiveCell.FormulaR1C1 = "Подоходный налог"
    ActiveCell.Offset(0, 1).Range("A1").Select
    ActiveCell.FormulaR1C1 = "Проф взносы"
    ActiveCell.Offset(0, 1).Range("A1").Select
    ActiveCell.FormulaR1C1 = "К выдаче"
    ActiveCell.Offset(8, -2).Range("A1").Select
    ActiveCell.FormulaR1C1 = "Общий фонд заработной платы"
    ActiveCell.Offset(1, 0).Range("A1").Select
End Subx
Sub Данные()
'
' Данные Макрос
'
' Сочетание клавиш: Ctrl+Д
'
    ActiveCell.FormulaR1C1 = "1"
    ActiveCell.Offset(1, 0).Range("A1").Select
    ActiveCell.FormulaR1C1 = "2"
    ActiveCell.Offset(1, 0).Range("A1").Select
    ActiveCell.FormulaR1C1 = "3"
    ActiveCell.Offset(1, 0).Range("A1").Select
    ActiveCell.FormulaR1C1 = "4"
    ActiveCell.Offset(1, 0).Range("A1").Select
    ActiveCell.FormulaR1C1 = "5"
    ActiveCell.Offset(1, 0).Range("A1").Select
    ActiveCell.FormulaR1C1 = "6"
    ActiveCell.Offset(-5, 1).Range("A1").Select
    ActiveCell.FormulaR1C1 = "Иванов И.И."
    ActiveCell.Offset(1, 0).Range("A1").Select
    ActiveCell.FormulaR1C1 = "Петров П.П."
    ActiveCell.Offset(1, 0).Range("A1").Select
    ActiveCell.FormulaR1C1 = "Сидоров С.С."
    ActiveCell.Offset(1, 0).Range("A1").Select
    ActiveCell.FormulaR1C1 = "Андреев А.А."
    ActiveCell.Offset(1, 0).Range("A1").Select
    ActiveCell.FormulaR1C1 = "Михайлов М.М."
    ActiveCell.Offset(1, 0).Range("A1").Select
    ActiveCell.FormulaR1C1 = "Сергеев С.С."
    ActiveCell.Offset(-5, 1).Range("A1").Select
    ActiveCell.FormulaR1C1 = "да"
    ActiveCell.Offset(1, 0).Range("A1").Select
    ActiveCell.FormulaR1C1 = "да"
    ActiveCell.Offset(1, 0).Range("A1").Select
    ActiveCell.FormulaR1C1 = "нет"
    ActiveCell.Offset(1, 0).Range("A1").Select
    ActiveCell.FormulaR1C1 = "да"
    ActiveCell.Offset(1, 0).Range("A1").Select
    ActiveCell.FormulaR1C1 = "нет"
    ActiveCell.Offset(1, 0).Range("A1").Select
    ActiveCell.FormulaR1C1 = "да"
    ActiveCell.Offset(-5, 1).Range("A1").Select
    ActiveCell.FormulaR1C1 = "2"
    ActiveCell.Offset(1, 0).Range("A1").Select
    ActiveCell.FormulaR1C1 = "3"
    ActiveCell.Offset(1, 0).Range("A1").Select
    ActiveCell.FormulaR1C1 = "1"
    ActiveCell.Select
    ActiveCell.FormulaR1C1 = "(-)"
    ActiveCell.Offset(0, -1).Range("A1").Select
    ActiveCell.FormulaR1C1 = "да"
    ActiveCell.Offset(2, 0).Range("A1").Select
    ActiveCell.FormulaR1C1 = "да"
    ActiveCell.Offset(-2, 1).Range("A1").Select
    ActiveCell.FormulaR1C1 = "1"
    ActiveCell.Offset(1, 0).Range("A1").Select
    ActiveCell.FormulaR1C1 = "1"
    ActiveCell.Offset(1, 0).Range("A1").Select
    ActiveCell.FormulaR1C1 = "1"
    ActiveCell.Offset(1, 0).Range("A1").Select
    ActiveCell.FormulaR1C1 = "2"
    ActiveCell.Offset(-5, 1).Range("A1").Select
    ActiveCell.FormulaR1C1 = "17000"
    ActiveCell.Offset(1, 0).Range("A1").Select
    ActiveCell.FormulaR1C1 = "15000"
    ActiveCell.Offset(1, 0).Range("A1").Select
    ActiveCell.FormulaR1C1 = "22000"
    ActiveCell.Offset(1, 0).Range("A1").Select
    ActiveCell.FormulaR1C1 = "20000"
    ActiveCell.Offset(1, 0).Range("A1").Select
    ActiveCell.FormulaR1C1 = "22000"
    ActiveCell.Offset(1, 0).Range("A1").Select
    ActiveCell.FormulaR1C1 = "18000"
    ActiveCell.Offset(0, 1).Range("A1").Select
    ActiveCell.FormulaR1C1 = "3500"
    ActiveCell.Offset(-1, 0).Range("A1").Select
    ActiveCell.FormulaR1C1 = "2000"
    ActiveCell.Offset(-1, 0).Range("A1").Select
    ActiveCell.FormulaR1C1 = "2500"
    ActiveCell.Offset(-1, 0).Range("A1").Select
    ActiveCell.FormulaR1C1 = "2500"
    ActiveCell.Offset(-1, 0).Range("A1").Select
    ActiveCell.FormulaR1C1 = "1500"
    ActiveCell.Offset(-1, 0).Range("A1").Select
    ActiveCell.FormulaR1C1 = "2000"

End Sub
Sub Расчеты()
'
' Расчеты Макрос
'
' Сочетание клавиш: Ctrl+Р
'
    ActiveCell.FormulaR1C1 = "=(SUM(RC[-2]:RC[-1]))/100*13"
    ActiveCell.Select
    ActiveCell.FormulaR1C1 = "=(RC[-2]+RC[-1])/100*13"
    ActiveCell.Select
    Selection.AutoFill Destination:=ActiveCell.Range("A1:A6"), Type:= _
        xlFillDefault
    ActiveCell.Range("A1:A6").Select
    ActiveCell.FormulaR1C1 = "=(RC[-2]+RC[-1])/100*13"
    ActiveCell.Offset(0, 1).Range("A1").Select
    ActiveCell.FormulaR1C1 = "=(RC[-3]+RC[-2])/100*1"
    ActiveCell.Select
    Selection.AutoFill Destination:=ActiveCell.Range("A1:A6"), Type:= _
        xlFillDefault
    ActiveCell.Range("A1:A6").Select
    ActiveCell.Offset(0, 1).Range("A1").Select
    ActiveCell.FormulaR1C1 = "=(RC[-4]+RC[-3])-(RC[-2]+RC[-1])"
    ActiveCell.Select
    Selection.AutoFill Destination:=ActiveCell.Range("A1:A6"), Type:= _
        xlFillDefault
    ActiveCell.Range("A1:A6").Select
    ActiveCell.Offset(7, 0).Range("A1").Select
    ActiveCell.FormulaR1C1 = "=SUM(R[-7]C:R[-2]C)"
    ActiveCell.Offset(1, 0).Range("A1").Select
End Sub
Sub СреднийБалл()
'
' СреднийБалл Макрос
'

'
    ActiveCell.FormulaR1C1 = "=SUM(RC[-6]:RC[-1])/6"
    ActiveCell.Select
    Selection.AutoFill Destination:=ActiveCell.Range("A1:A7"), Type:= _
        xlFillDefault
    ActiveCell.Range("A1:A7").Select
    Selection.NumberFormat = "0"
    Selection.NumberFormat = "0.0"
    ActiveCell.Activate
End Sub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Sub Окраска()
Dim i As Integer

For i = 7 To 12
Cells(i, 9).Select
ActiveCell.EntireRow.Select
With Selection.Font
Select Case Cells(i, 9).Value

Case Is &lt; 5000
.ColorIndex = 3

Case Is &lt; 10000
.ColorIndex = 10

Case Is &lt; 20000
.ColorIndex = 5

Case Else
.ColorIndex = 7
End Select
End With
Next i

End Sub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Module2"/>
  <library:element library:name="Module3"/>
  <library:element library:name="Лист1"/>
  <library:element library:name="Лист2"/>
  <library:element library:name="Лист3"/>
  <library:element library:name="ЭтаКнига"/>
</library:library>
</file>

<file path=Basic/VBAProject/Лист1.xml><?xml version="1.0" encoding="utf-8"?>
<!DOCTYPE module  PUBLIC '-//OpenOffice.org//DTD OfficeDocument 1.0//EN'  'module.dtd'>
<script:module xmlns:script="http://openoffice.org/2000/script" script:name="Лист1" script:language="StarBasic" script:moduleType="document">Rem Attribute VBA_ModuleType=VBADocumentModule
Option VBASupport 1

</script:module>
</file>

<file path=Basic/VBAProject/Лист2.xml><?xml version="1.0" encoding="utf-8"?>
<!DOCTYPE module  PUBLIC '-//OpenOffice.org//DTD OfficeDocument 1.0//EN'  'module.dtd'>
<script:module xmlns:script="http://openoffice.org/2000/script" script:name="Лист2" script:language="StarBasic" script:moduleType="document">Rem Attribute VBA_ModuleType=VBADocumentModule
Option VBASupport 1

</script:module>
</file>

<file path=Basic/VBAProject/Лист3.xml><?xml version="1.0" encoding="utf-8"?>
<!DOCTYPE module  PUBLIC '-//OpenOffice.org//DTD OfficeDocument 1.0//EN'  'module.dtd'>
<script:module xmlns:script="http://openoffice.org/2000/script" script:name="Лист3" script:language="StarBasic" script:moduleType="document">Rem Attribute VBA_ModuleType=VBADocumentModule
Option VBASupport 1
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